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CREATE TABLE Kayttaja (KayttajaNimi VARCHAR PRIMARY KEY,</text:span></text:p>
      <text:p text:style-name="Preformatted_20_Text"><text:span text:style-name="Source_20_Text">Etunimi VARCHAR(32) NOT NULL,</text:span></text:p>
      <text:p text:style-name="Preformatted_20_Text"><text:span text:style-name="Source_20_Text">Sukunimi VARCHAR(64) NOT NULL,</text:span></text:p>
      <text:p text:style-name="Preformatted_20_Text"><text:span text:style-name="Source_20_Text">Salasana VARCHAR NOT NULL,</text:span></text:p>
      <text:p text:style-name="Preformatted_20_Text"><text:span text:style-name="Source_20_Text">Sysop BOOLEAN DEFAULT 'FALSE'</text:span></text:p>
      <text:p text:style-name="P1"><text:span text:style-name="Source_20_Text">);</text:span></text:p>
      <text:p text:style-name="Standard">CREATE TABLE Luokka (</text:p>
      <text:p text:style-name="Standard">LuokkaNimi VARCHAR(64) NOT NULL PRIMARY KEY,</text:p>
      <text:p text:style-name="Standard">yliluokka VARCHAR(64) <text:s/>references Luokka(LuokkaNimi),</text:p>
      <text:p text:style-name="Standard">LuokkaKuvaus TEXT</text:p>
      <text:p text:style-name="Standard">);</text:p>
      <text:p text:style-name="Standard"/>
      <text:p text:style-name="Standard"/>
      <text:p text:style-name="Standard">CREATE TABLE <text:s/>Askare (</text:p>
      <text:p text:style-name="Standard">Askareid INTEGER NOT NULL PRIMARY KEY</text:p>
      <text:p text:style-name="Standard">Askerenimi VARCHAR(64) NOT NULL,</text:p>
      <text:p text:style-name="Standard">KayttajaNimi VARCHAR NOT NULL references Kayttaja(KayttajaNimi),</text:p>
      <text:p text:style-name="Standard">AskareKuvaus TEXT,</text:p>
      <text:p text:style-name="Standard">LuokkaNimi VARCHAR(64) references Luokka(LuokkaNimi)</text:p>
      <text:p text:style-name="Standard">)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tala J</meta:initial-creator>
    <meta:creation-date>2014-03-21T14:19:13</meta:creation-date>
    <dc:date>2014-03-21T16:14:47</dc:date>
    <dc:creator>Rantala J</dc:creator>
    <meta:editing-duration>PT1H43M2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75" meta:character-count="536" meta:non-whitespace-character-count="536"/>
  </office:meta>
</office:document-meta>
</file>